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HOP ONLINE PROJECTS</text:p>
      <text:p text:style-name="Normal">-Owner of Store wants us to help them create a dashboard to track and Analyse their online sales across India.</text:p>
      <text:p text:style-name="Normal"/>
      <text:p text:style-name="Normal"/>
      <text:p text:style-name="Normal">Project Learning</text:p>
      <text:p text:style-name="Normal">Creative Dashboard to track and analyse online sales data.</text:p>
      <text:p text:style-name="Normal">Used complex parameters to drill <text:s/>down in worksheet and customization using filters and slicers</text:p>
      <text:p text:style-name="Normal">Create connections, join new tables, calculations data and enable user driven parameters for visualization</text:p>
      <text:p text:style-name="Normal">Used different types of customized visualization (bar chart, bar pie, donut chart, cluster bar chart etc)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rmira A. Pepa</meta:initial-creator>
    <dc:creator>Ermira A. Pepa</dc:creator>
    <meta:creation-date>2023-04-20T14:06:00Z</meta:creation-date>
    <dc:date>2023-04-21T17:37:00Z</dc:date>
    <meta:template xlink:href="Normal.dotm" xlink:type="simple"/>
    <meta:editing-cycles>2</meta:editing-cycles>
    <meta:editing-duration>PT99000S</meta:editing-duration>
    <meta:document-statistic meta:page-count="1" meta:paragraph-count="1" meta:word-count="78" meta:character-count="522" meta:row-count="3" meta:non-whitespace-character-count="445"/>
  </office:meta>
</office:document-meta>
</file>